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b79" officeooo:paragraph-rsid="00151b79"/>
    </style:style>
    <style:style style:name="P2" style:family="paragraph" style:parent-style-name="Standard">
      <style:text-properties fo:font-weight="bold" officeooo:rsid="0023de5b" officeooo:paragraph-rsid="0023de5b" style:font-weight-asian="bold" style:font-weight-complex="bold"/>
    </style:style>
    <style:style style:name="P3" style:family="paragraph" style:parent-style-name="Standard">
      <style:text-properties fo:font-weight="normal" officeooo:rsid="002660df" officeooo:paragraph-rsid="002660df" style:font-weight-asian="normal" style:font-weight-complex="normal"/>
    </style:style>
    <style:style style:name="P4" style:family="paragraph" style:parent-style-name="Standard">
      <style:text-properties fo:font-weight="normal" officeooo:rsid="002cb8aa" officeooo:paragraph-rsid="0032c4e1" style:font-weight-asian="normal" style:font-weight-complex="normal"/>
    </style:style>
    <style:style style:name="P5" style:family="paragraph" style:parent-style-name="Standard">
      <style:text-properties fo:font-style="normal" fo:font-weight="normal" officeooo:rsid="002cb8aa" officeooo:paragraph-rsid="0032c4e1" style:font-style-asian="normal" style:font-weight-asian="normal" style:font-style-complex="normal" style:font-weight-complex="normal"/>
    </style:style>
    <style:style style:name="P6" style:family="paragraph" style:parent-style-name="Standard">
      <style:text-properties fo:font-style="normal" fo:font-weight="normal" officeooo:rsid="003815e6" officeooo:paragraph-rsid="003815e6" style:font-style-asian="normal" style:font-weight-asian="normal" style:font-style-complex="normal" style:font-weight-complex="normal"/>
    </style:style>
    <style:style style:name="P7" style:family="paragraph" style:parent-style-name="Standard">
      <style:text-properties fo:font-style="italic" fo:font-weight="normal" officeooo:rsid="002d9948" officeooo:paragraph-rsid="0032c4e1" style:font-style-asian="italic" style:font-weight-asian="normal" style:font-style-complex="italic" style:font-weight-complex="normal"/>
    </style:style>
    <style:style style:name="P8" style:family="paragraph" style:parent-style-name="Standard">
      <style:text-properties fo:font-style="normal" fo:font-weight="normal" officeooo:rsid="003815e6" officeooo:paragraph-rsid="003815e6" style:font-style-asian="normal" style:font-weight-asian="normal" style:font-style-complex="normal" style:font-weight-complex="normal"/>
    </style:style>
    <style:style style:name="P9" style:family="paragraph" style:parent-style-name="Standard">
      <style:text-properties fo:font-style="normal" fo:font-weight="normal" officeooo:rsid="003d911b" officeooo:paragraph-rsid="003d911b" style:font-style-asian="normal" style:font-weight-asian="normal" style:font-style-complex="normal" style:font-weight-complex="normal"/>
    </style:style>
    <style:style style:name="P10" style:family="paragraph" style:parent-style-name="Standard">
      <style:text-properties fo:font-style="normal" fo:font-weight="normal" officeooo:rsid="00432e24" officeooo:paragraph-rsid="00432e24" style:font-style-asian="normal" style:font-weight-asian="normal" style:font-style-complex="normal" style:font-weight-complex="normal"/>
    </style:style>
    <style:style style:name="P11" style:family="paragraph" style:parent-style-name="Standard">
      <style:text-properties fo:font-style="normal" fo:font-weight="normal" officeooo:rsid="0044e4de" officeooo:paragraph-rsid="0044e4de" style:font-style-asian="normal" style:font-weight-asian="normal" style:font-style-complex="normal" style:font-weight-complex="normal"/>
    </style:style>
    <style:style style:name="P12" style:family="paragraph" style:parent-style-name="Standard">
      <style:text-properties fo:font-style="normal" fo:font-weight="normal" officeooo:rsid="004546ee" officeooo:paragraph-rsid="004546ee" style:font-style-asian="normal" style:font-weight-asian="normal" style:font-style-complex="normal" style:font-weight-complex="normal"/>
    </style:style>
    <style:style style:name="P13" style:family="paragraph" style:parent-style-name="Standard">
      <style:text-properties fo:font-style="normal" fo:font-weight="normal" officeooo:rsid="0046650e" officeooo:paragraph-rsid="0046650e" style:font-style-asian="normal" style:font-weight-asian="normal" style:font-style-complex="normal" style:font-weight-complex="normal"/>
    </style:style>
    <style:style style:name="P14" style:family="paragraph" style:parent-style-name="Standard">
      <style:text-properties fo:font-style="normal" fo:font-weight="normal" officeooo:rsid="00483dbf" officeooo:paragraph-rsid="00483dbf" style:font-style-asian="normal" style:font-weight-asian="normal" style:font-style-complex="normal" style:font-weight-complex="normal"/>
    </style:style>
    <style:style style:name="P15" style:family="paragraph" style:parent-style-name="Standard">
      <style:text-properties fo:font-style="normal" fo:font-weight="normal" officeooo:rsid="004b4b36" officeooo:paragraph-rsid="004b4b36" style:font-style-asian="normal" style:font-weight-asian="normal" style:font-style-complex="normal" style:font-weight-complex="normal"/>
    </style:style>
    <style:style style:name="P16" style:family="paragraph" style:parent-style-name="Standard">
      <style:text-properties fo:font-style="normal" fo:font-weight="normal" officeooo:rsid="004d675a" officeooo:paragraph-rsid="004d675a" style:font-style-asian="normal" style:font-weight-asian="normal" style:font-style-complex="normal" style:font-weight-complex="normal"/>
    </style:style>
    <style:style style:name="P17" style:family="paragraph" style:parent-style-name="Standard">
      <style:text-properties fo:font-style="normal" fo:font-weight="normal" officeooo:rsid="004fde4c" officeooo:paragraph-rsid="005519b8" style:font-style-asian="normal" style:font-weight-asian="normal" style:font-style-complex="normal" style:font-weight-complex="normal"/>
    </style:style>
    <style:style style:name="P18" style:family="paragraph" style:parent-style-name="Standard">
      <style:text-properties fo:font-style="normal" fo:font-weight="normal" officeooo:rsid="0059f5d8" officeooo:paragraph-rsid="0059f5d8" style:font-style-asian="normal" style:font-weight-asian="normal" style:font-style-complex="normal" style:font-weight-complex="normal"/>
    </style:style>
    <style:style style:name="P19" style:family="paragraph" style:parent-style-name="Standard">
      <style:text-properties fo:font-style="normal" fo:font-weight="normal" officeooo:rsid="005b636e" officeooo:paragraph-rsid="005b636e" style:font-style-asian="normal" style:font-weight-asian="normal" style:font-style-complex="normal" style:font-weight-complex="normal"/>
    </style:style>
    <style:style style:name="P20" style:family="paragraph" style:parent-style-name="Standard">
      <style:text-properties fo:font-style="normal" fo:font-weight="normal" officeooo:rsid="005e6609" officeooo:paragraph-rsid="005e6609" style:font-style-asian="normal" style:font-weight-asian="normal" style:font-style-complex="normal" style:font-weight-complex="normal"/>
    </style:style>
    <style:style style:name="P21" style:family="paragraph" style:parent-style-name="Standard">
      <style:text-properties fo:font-style="normal" fo:font-weight="normal" officeooo:rsid="005ef30a" officeooo:paragraph-rsid="005ef30a" style:font-style-asian="normal" style:font-weight-asian="normal" style:font-style-complex="normal" style:font-weight-complex="normal"/>
    </style:style>
    <style:style style:name="P22" style:family="paragraph" style:parent-style-name="Standard">
      <style:text-properties fo:font-style="normal" fo:font-weight="bold" officeooo:rsid="003f25cc" officeooo:paragraph-rsid="003f25cc" style:font-style-asian="normal" style:font-weight-asian="bold" style:font-style-complex="normal" style:font-weight-complex="bold"/>
    </style:style>
    <style:style style:name="P23" style:family="paragraph" style:parent-style-name="Standard">
      <style:text-properties fo:font-style="normal" fo:font-weight="bold" officeooo:rsid="0059f5d8" officeooo:paragraph-rsid="0059f5d8" style:font-style-asian="normal" style:font-weight-asian="bold" style:font-style-complex="normal" style:font-weight-complex="bold"/>
    </style:style>
    <style:style style:name="P24" style:family="paragraph" style:parent-style-name="Standard">
      <style:text-properties fo:font-variant="normal" fo:text-transform="none" fo:color="#24292e" style:font-name="apple-system" fo:font-size="10.5pt" fo:letter-spacing="normal" fo:font-style="normal" fo:font-weight="normal" officeooo:rsid="005ef30a" officeooo:paragraph-rsid="005ef30a" style:font-style-asian="normal" style:font-weight-asian="normal" style:font-style-complex="normal" style:font-weight-complex="normal"/>
    </style:style>
    <style:style style:name="P25" style:family="paragraph" style:parent-style-name="Standard">
      <style:text-properties fo:font-variant="normal" fo:text-transform="none" fo:color="#24292e" style:font-name="apple-system" fo:font-size="10.5pt" fo:letter-spacing="normal" fo:font-style="normal" fo:font-weight="normal" officeooo:rsid="006c9948" officeooo:paragraph-rsid="006c9948" style:font-style-asian="normal" style:font-weight-asian="normal" style:font-style-complex="normal" style:font-weight-complex="normal"/>
    </style:style>
    <style:style style:name="T1" style:family="text">
      <style:text-properties officeooo:rsid="0016a0bf"/>
    </style:style>
    <style:style style:name="T2" style:family="text">
      <style:text-properties officeooo:rsid="00197d23"/>
    </style:style>
    <style:style style:name="T3" style:family="text">
      <style:text-properties officeooo:rsid="00299ba1"/>
    </style:style>
    <style:style style:name="T4" style:family="text">
      <style:text-properties officeooo:rsid="002d9948"/>
    </style:style>
    <style:style style:name="T5" style:family="text">
      <style:text-properties officeooo:rsid="0039e89b"/>
    </style:style>
    <style:style style:name="T6" style:family="text">
      <style:text-properties officeooo:rsid="003e5de2"/>
    </style:style>
    <style:style style:name="T7" style:family="text">
      <style:text-properties officeooo:rsid="0044c4fd"/>
    </style:style>
    <style:style style:name="T8" style:family="text">
      <style:text-properties officeooo:rsid="005519b8"/>
    </style:style>
    <style:style style:name="T9" style:family="text">
      <style:text-properties officeooo:rsid="005db406"/>
    </style:style>
    <style:style style:name="T10" style:family="text">
      <style:text-properties officeooo:rsid="0062649c"/>
    </style:style>
    <style:style style:name="T11" style:family="text">
      <style:text-properties officeooo:rsid="00667a69"/>
    </style:style>
    <style:style style:name="T12" style:family="text">
      <style:text-properties officeooo:rsid="006a13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I2C có 3 loại tốc độ khi truyền (<text:span text:style-name="T2">normal</text:span>, <text:span text:style-name="T2">high</text:span>, <text:span text:style-name="T2">super</text:span>), điểm khác biệt so với giao thức truyền khác là nó chậm (SPI, SCI có thể điều chỉnh với tốc độ rất cao..), nhưng lại có ưu điểm là sự đơn giản.</text:p>
      <text:p text:style-name="P1"/>
      <text:p text:style-name="P1">- <text:span text:style-name="T1">Khi dây SDA ở mức low, sự dịch của I2C là bận.</text:span></text:p>
      <text:p text:style-name="P1">- <text:span text:style-name="T2">GIao diện I2C cho phép master kiểm tra trạng thái bus. Bằng cách kéo dây SDA của master lên mức high, nó có thể xác minh tình trạng bus: busy nếu line giữ ở mức thấp ( như một số thiết bị đang kéo dây low), hoặc free nếu line là cao.</text:span></text:p>
      <text:p text:style-name="P1"/>
      <text:p text:style-name="P1"/>
      <text:p text:style-name="P2">I2C Communication</text:p>
      <text:p text:style-name="P2"/>
      <text:p text:style-name="P3">Bộ truyền được khởi tạo bởi một điều kiện bắt đầu (start condition - sườn xuống của SDA trong khi SCL là đang ở mức cao), <text:span text:style-name="T3">và bộ truyền kết thức khi một điều kiện stop xảy ra (sườn lên của SDA trong khi SCL ở mức cao).</text:span></text:p>
      <text:p text:style-name="P3"/>
      <text:p text:style-name="P4">Một lệnh được gửi thông qua SDA trong các khối một byte, <text:span text:style-name="T4">bit đầu tiên là bit có trọng số lớn nhất (MSB). Các bits SDA phải ổn định trong khi SCL ở mức cao, và chúng phải thay đổi trong khi line SCL là low. </text:span></text:p>
      <text:p text:style-name="P7">Nếu các bit SDA không ổn định trong khi SCL high =&gt; Đây là nguyên nhân điển hình cho một tin nhắn bị hỏng hay bị mất ACK</text:p>
      <text:p text:style-name="P5"/>
      <text:p text:style-name="P6">Số byte được truyền là không giới hạn, mỗi byte phải được theo sau <text:span text:style-name="T5">bởi một bit ACK từ Slave sự xác nhận thành công của nhận 1 byte.</text:span></text:p>
      <text:p text:style-name="P6"/>
      <text:p text:style-name="P6"/>
      <text:p text:style-name="P6"/>
      <text:p text:style-name="P6"/>
      <text:p text:style-name="P9">AK4613 Là một chip được <text:span text:style-name="T6">sử dụng trong SOUND driver của RCAR-GEN3. Giao tiếp bằng chuẩn I2C mà nó được điều khiển bởi </text:span></text:p>
      <text:p text:style-name="P22">sound/soc/codecs/ak4613.c</text:p>
      <text:p text:style-name="P22"/>
      <text:p text:style-name="P10">AUDIO_UME: <text:span text:style-name="T7">Module này điều khiển PCM I/F mà được cung cấp bởi ALSA và truyền/nhận dữ liệu đến/từ <text:s/>Audio Codec LSI (AK4613) trên mạch đánh giá hệ thống R-CarH3-SiP</text:span></text:p>
      <text:p text:style-name="P10"/>
      <text:p text:style-name="P11">Trên mạch H3/M3 có ba SSIs (10 kênh) được kết nối đến các ngoại vi sau</text:p>
      <text:p text:style-name="P11"/>
      <text:p text:style-name="P11">SSIO (output playback) CODEC AK4613 VQ</text:p>
      <text:p text:style-name="P12">SSI1 (input: capture) <text:s text:c="4"/>CODEC AK4613W</text:p>
      <text:p text:style-name="P12"/>
      <text:p text:style-name="P12">SSI4 (input) <text:s text:c="18"/>ADV7482</text:p>
      <text:p text:style-name="P13">SSI2, SSI3, SSI5 – SSI9 None</text:p>
      <text:p text:style-name="P13"/>
      <text:p text:style-name="P13">CS2000-CP: địa chỉ I2C slave, 0x9F cho việc đọc, 0x9E cho viết.</text:p>
      <text:p text:style-name="P13"/>
      <text:p text:style-name="P13"/>
      <text:p text:style-name="P13"/>
      <text:p text:style-name="P13"/>
      <text:p text:style-name="P13"/>
      <text:p text:style-name="P13"/>
      <text:p text:style-name="P13"/>
      <text:p text:style-name="P13"/>
      <text:p text:style-name="P13"><text:soft-page-break/></text:p>
      <text:p text:style-name="P14">SSI0 <text:s text:c="14"/>AK4613VQ</text:p>
      <text:p text:style-name="P14">SSI1</text:p>
      <text:p text:style-name="P14"><text:s text:c="41"/></text:p>
      <text:p text:style-name="P15">Serial data forma <text:tab/>I 2 S (2 channel)</text:p>
      <text:p text:style-name="P15"/>
      <text:p text:style-name="P16">Output <text:s text:c="2"/>2 (Codec IC has a 12 channel)</text:p>
      <text:p text:style-name="P17">Input<text:tab/> <text:s/>2 <text:span text:style-name="T8">(Codec IC has a 4 channel)</text:span></text:p>
      <text:p text:style-name="P16"/>
      <text:p text:style-name="P14"/>
      <text:p text:style-name="P14"/>
      <text:p text:style-name="P23">Bảng các giá trị mặc định của các thanh ghi trong ak4613 được <text:span text:style-name="T9">coding</text:span> như sau:</text:p>
      <text:p text:style-name="P18"/>
      <text:p text:style-name="P19">static const struct reg_default ak4613_reg[] = {</text:p>
      <text:p text:style-name="P19"><text:tab/>{ 0x0, <text:s/>0x0f }, { 0x1, <text:s/>0x07 }, { 0x2, <text:s/>0x3f }, { 0x3, <text:s/>0x20 },</text:p>
      <text:p text:style-name="P19"><text:tab/>{ 0x4, <text:s/>0x20 }, { 0x5, <text:s/>0x55 }, { 0x6, <text:s/>0x05 }, { 0x7, <text:s/>0x07 },</text:p>
      <text:p text:style-name="P19"><text:tab/>{ 0x8, <text:s/>0x0f }, { 0x9, <text:s/>0x07 }, { 0xa, <text:s/>0x3f }, { 0xb, <text:s/>0x00 },</text:p>
      <text:p text:style-name="P19"><text:tab/>{ 0xc, <text:s/>0x00 }, { 0xd, <text:s/>0x00 }, { 0xe, <text:s/>0x00 }, { 0xf, <text:s/>0x00 },</text:p>
      <text:p text:style-name="P19"><text:tab/>{ 0x10, 0x00 }, { 0x11, 0x00 }, { 0x12, 0x00 }, { 0x13, 0x00 },</text:p>
      <text:p text:style-name="P19"><text:tab/>{ 0x14, 0x00 }, { 0x15, 0x00 }, { 0x16, 0x00 },</text:p>
      <text:p text:style-name="P19">};</text:p>
      <text:p text:style-name="P19"/>
      <text:p text:style-name="P19"/>
      <text:p text:style-name="P19"/>
      <text:p text:style-name="P20">Mặc dù cấu hình trong device tree và debug để tìm giá trị địa chỉ của ak4613, đã thấy địa chỉ thay đổi nhưng dùng tool i2c-get vẫn đọc bình thường với địa chỉ 0x10</text:p>
      <text:p text:style-name="P20"/>
      <text:p text:style-name="P21">- Khi đổi địa chỉ của ak4613 trong device tree thì sẽ không thể cấu hình được âm thanh</text:p>
      <text:p text:style-name="P21">/home_prepare.sh =&gt; looix.</text:p>
      <text:p text:style-name="P21"/>
      <text:p text:style-name="P21"/>
      <text:p text:style-name="P24">./i2cdetect -y -r <text:span text:style-name="T10">2</text:span></text:p>
      <text:p text:style-name="P24"/>
      <text:p text:style-name="P24">Địa c<text:span text:style-name="T11">hỉ của ak4613 có thể đang được fix cứng bởi hardware.</text:span></text:p>
      <text:p text:style-name="P24">Đọc <text:span text:style-name="T12">lại hardware manual và tham khảo</text:span></text:p>
      <text:p text:style-name="P24"/>
      <text:p text:style-name="P25">https://www.raspberrypi.org/forums/viewtopic.php?t=1695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0:38:27.983999579</meta:creation-date>
    <meta:generator>LibreOffice/5.1.6.2$Linux_X86_64 LibreOffice_project/10m0$Build-2</meta:generator>
    <dc:date>2018-02-02T19:27:28.736356835</dc:date>
    <meta:editing-duration>PT9H38M42S</meta:editing-duration>
    <meta:editing-cycles>57</meta:editing-cycles>
    <meta:document-statistic meta:table-count="0" meta:image-count="0" meta:object-count="0" meta:page-count="2" meta:paragraph-count="39" meta:word-count="587" meta:character-count="2875" meta:non-whitespace-character-count="2218"/>
  </office:meta>
</office:document-meta>
</file>